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FlowChooser.DefaultFlowChoo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FlowChooser.chooseFlow( Flow [ ] flows , MessageExchange exchang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